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Note de cadrage</text:p>
      <text:p text:style-name="P2"/>
      <text:p text:style-name="P3"/>
      <text:p text:style-name="Standard">Objectifs : Permettre une gestion<text:s/>des absences de tous les agents</text:p>
      <text:p text:style-name="P4"/>
      <text:p text:style-name="Standard">Description succincte du besoin :</text:p>
      <text:p text:style-name="P5"/>
      <text:p text:style-name="Standard">Définir le client et le bénéficiaire :</text:p>
      <text:p text:style-name="P6"/>
      <text:p text:style-name="Standard">Prérequis / contexte :</text:p>
      <text:p text:style-name="P7"/>
      <text:p text:style-name="Standard">Moyen :</text:p>
      <text:p text:style-name="P8"/>
      <text:p text:style-name="Standard">Planning : - Date de fin et – Jalons</text:p>
      <text:p text:style-name="P9"/>
      <text:p text:style-name="Standard">Identification des risques :</text:p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ry</dc:creator>
    <meta:creation-date>2018-10-01T11:48:00Z</meta:creation-date>
    <dc:date>2018-11-12T15:55:00Z</dc:date>
    <meta:template xlink:href="Normal" xlink:type="simple"/>
    <meta:editing-cycles>3</meta:editing-cycles>
    <meta:editing-duration>PT2400S</meta:editing-duration>
    <meta:document-statistic meta:page-count="1" meta:paragraph-count="1" meta:word-count="40" meta:character-count="261" meta:row-count="1" meta:non-whitespace-character-count="222"/>
  </office:meta>
</office:document-meta>
</file>